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43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4.935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3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in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4" table:default-cell-style-name="ce16"/>
        <table:table-column table:style-name="co5" table:default-cell-style-name="ce18"/>
        <table:table-row table:style-name="ro1">
          <table:table-cell table:style-name="ce2" office:value-type="string" calcext:value-type="string">
            <text:p>Operational_Stat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m.i</text:p>
          </table:table-cell>
          <table:table-cell table:style-name="ce1" office:value-type="string" calcext:value-type="string">
            <text:p>Tm.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Operational_State</text:p>
          </table:table-cell>
          <table:table-cell table:style-name="ce11" office:value-type="string" calcext:value-type="string">
            <text:p>Obvious description</text:p>
          </table:table-cell>
          <table:table-cell table:style-name="ce2" office:value-type="string" calcext:value-type="string">
            <text:p>Diagnosis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n=Low|BHP=Low|H=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Low|BHP=Low|H=High</text:p>
          </table:table-cell>
          <table:table-cell table:style-name="ce12" office:value-type="string" calcext:value-type="string" table:number-columns-spanned="1" table:number-rows-spanned="3">
            <text:p>Tm.o=increase, P2=increase, T=decrease, mo=decrease</text:p>
          </table:table-cell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Low|BHP=Low|H=High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Low|BHP=Low|H=High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n=Low|BHP=High|H=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table-cell table:style-name="ce12" office:value-type="string" calcext:value-type="string" table:number-columns-spanned="1" table:number-rows-spanned="4">
            <text:p>Tm.o=decrease, P2=decrease, T=increase, mo=increase</text:p>
          </table:table-cell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Low|BHP=High|H=Low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n=Medium|BHP=Low|H=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Low|H=High</text:p>
          </table:table-cell>
          <table:table-cell table:style-name="ce13" table:number-columns-spanned="1" table:number-rows-spanned="3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Low|H=High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Low|H=High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table-cell table:style-name="ce3" office:value-type="string" calcext:value-type="string">
            <text:p>n=Medium|BHP=Medium|H=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n=Medium|BHP=Medium|H=Medium</text:p>
          </table:table-cell>
          <table: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n=Medium|BHP=High|H=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Medium|BHP=High|H=Low</text:p>
          </table:table-cell>
          <table:table-cell table:style-name="ce12" office:value-type="string" calcext:value-type="string" table:number-columns-spanned="1" table:number-rows-spanned="3">
            <text:p>Tm.o=decrease, P2=decrease, T=increase, mo=increase</text:p>
          </table:table-cell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Medium|BHP=High|H=Low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Medium|BHP=High|H=Low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n=High|BHP=Medium|H=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table-cell table:style-name="ce13" table:number-columns-spanned="1" table:number-rows-spanned="7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2" table:style-name="ce4" office:value-type="string" calcext:value-type="string">
            <text:p>High</text:p>
          </table:table-cell>
          <table:table-cell table:number-columns-repeated="7" table:style-name="ce4" office:value-type="string" calcext:value-type="string">
            <text:p>Low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number-columns-repeated="5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covered-table-cell table:style-name="ce6"/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4" office:value-type="string" calcext:value-type="string">
            <text:p>n=High|BHP=Medium|H=Medium</text:p>
          </table:table-cell>
          <table:covered-table-cell table:style-name="ce12"/>
          <table:table-cell table:style-name="ce17" office:value-type="string" calcext:value-type="string">
            <text:p>???</text:p>
          </table:table-cell>
        </table:table-row>
        <table:table-row table:style-name="ro2">
          <table:table-cell table:style-name="ce3" office:value-type="string" calcext:value-type="string">
            <text:p>n=High|BHP=High|H=Low</text:p>
          </table:table-cell>
          <table:table-cell table:number-columns-repeated="2" table:style-name="ce5" office:value-type="string" calcext:value-type="string">
            <text:p>High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=High|BHP=High|H=Low</text:p>
          </table:table-cell>
          <table:table-cell table:style-name="ce15"/>
          <table:table-cell table:style-name="ce17" office:value-type="string" calcext:value-type="string">
            <text:p>???</text:p>
          </table:table-cell>
        </table:table-row>
        <table:table-row table:style-name="ro2" table:number-rows-repeated="104855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ertile" table:style-name="ta1">
        <table:table-column table:style-name="co7" table:number-columns-repeated="9" table:default-cell-style-name="Default"/>
        <table:table-column table:style-name="co1" table:default-cell-style-name="Default"/>
        <table:table-column table:style-name="co1" table:default-cell-style-name="ce14"/>
        <table:table-row table:style-name="ro2">
          <table:table-cell table:style-name="ce1" office:value-type="string" calcext:value-type="string">
            <text:p>Q_a</text:p>
          </table:table-cell>
          <table:table-cell table:style-name="ce1" office:value-type="string" calcext:value-type="string">
            <text:p>Tm.i</text:p>
          </table:table-cell>
          <table:table-cell table:style-name="ce1" office:value-type="string" calcext:value-type="string">
            <text:p>Tm.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Operational_State</text:p>
          </table:table-cell>
          <table: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table-cell office:value-type="string" calcext:value-type="string" table:number-columns-spanned="1" table:number-rows-spanned="9">
            <text:p>n=Low|BHP=Low|H=High</text:p>
          </table:table-cell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Low|H=High</text:p>
          </table:table-cell>
          <table:table-cell office:value-type="string" calcext:value-type="string" table:number-columns-spanned="1" table:number-rows-spanned="6">
            <text:p>n=Medium|BHP=Low|H=High</text:p>
          </table:table-cell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Medium|H=Medium</text:p>
          </table:table-cell>
          <table:table-cell office:value-type="string" calcext:value-type="string">
            <text:p>n=Medium|BHP=Medium|H=Medium</text:p>
          </table:table-cell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table-cell office:value-type="string" calcext:value-type="string" table:number-columns-spanned="1" table:number-rows-spanned="5">
            <text:p>n=Medium|BHP=High|H=Low</text:p>
          </table:table-cell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table-cell office:value-type="string" calcext:value-type="string" table:number-columns-spanned="1" table:number-rows-spanned="7">
            <text:p>n=High|BHP=Medium|H=Medium</text:p>
          </table:table-cell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number-columns-repeated="8"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High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Medium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=High|BHP=High|H=Low</text:p>
          </table:table-cell>
          <table:table-cell office:value-type="string" calcext:value-type="string">
            <text:p>n=High|BHP=High|H=Low</text:p>
          </table:table-cell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4:36:06.093480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9:20:04.822987400</meta:creation-date>
    <dc:date>2025-10-01T15:34:10.647593400</dc:date>
    <meta:editing-duration>PT3H23M4S</meta:editing-duration>
    <meta:editing-cycles>10</meta:editing-cycles>
    <meta:generator>LibreOffice/25.2.5.2$Windows_x86 LibreOffice_project/03d19516eb2e1dd5d4ccd751a0d6f35f35e08022</meta:generator>
    <meta:document-statistic meta:table-count="2" meta:cell-count="571" meta:object-count="0"/>
  </office:meta>
</office:document-meta>
</file>